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8">
            <text:p>8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11-09_21-02-17_000.jpg</text:p>
          </table:table-cell>
          <table:table-cell table:style-name="ce27" office:value-type="string">
            <text:p>:m 食べた物 </text:p>
          </table:table-cell>
          <table:table-cell table:style-name="ce28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2-11-10_01-46-00_000.jpg</text:p>
          </table:table-cell>
          <table:table-cell table:style-name="ce27" office:value-type="string">
            <text:p>:m :PHOTO 寝た時刻 / 2022</text:p>
          </table:table-cell>
          <table:table-cell table:style-name="ce29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:PHOTO 寝た時刻 / 2022">
            <text:p>:m :PHOTO 寝た時刻 / 2022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8" office:value-type="string">
            <text:p>2022-11-10_07-41-41_000.jpg</text:p>
          </table:table-cell>
          <table:table-cell table:style-name="ce27" office:value-type="string">
            <text:p>:m :PHOTO 起きた時刻 / 202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:PHOTO 起きた時刻 / 2022">
            <text:p>:m :PHOTO 起きた時刻 / 2022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 office:value-type="string">
            <text:p>2022-11-10_07-43-42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記録 / お酒：飲んだ量">
            <text:p>:m 記録 / お酒：飲んだ量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2-11-10_12-32-06_000.jpg</text:p>
          </table:table-cell>
          <table:table-cell table:style-name="ce27" office:value-type="string">
            <text:p>:m RES 1*1 / free# JVEMV6 83#_26:1 / 83. chemistry / topics=無機化学,w=イオン結晶,s=~,i=~,other=~,doc=r-1-1~1.2:f-4.11#R.~2</text:p>
          </table:table-cell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RES 1*1 / free# JVEMV6 83#_26:1 / 83. chemistry / topics=無機化学,w=イオン結晶,s=~,i=~,other=~,doc=r-1-1~1.2:f-4.11#R.~2">
            <text:p>:m RES 1*1 / free# JVEMV6 83#_26:1 / 83. chemistry / topics=無機化学,w=イオン結晶,s=~,i=~,other=~,doc=r-1-1~1.2:f-4.11#R.~2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2-11-10_12-32-29_000.jpg</text:p>
          </table:table-cell>
          <table:table-cell table:style-name="ce27" office:value-type="string">
            <text:p>:m #*# / memo:other(m:other) / topic=習字, about=~,other=~,id=~,content=実;計;測;算;値;仮;説;</text:p>
          </table:table-cell>
          <table:table-cell table:style-name="ce29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#*# / memo:other(m:other) / topic=習字, about=~,other=~,id=~,content=実;計;測;算;値;仮;説;">
            <text:p>:m #*# / memo:other(m:other) / topic=習字, about=~,other=~,id=~,content=実;計;測;算;値;仮;説;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2-11-10_13-46-47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2-11-10_19-01-54_000.jpg</text:p>
          </table:table-cell>
          <table:table-cell table:style-name="ce27" office:value-type="string">
            <text:p>:m :篠笛,shinobue #*# / session-memo:session-1 / p.1:genre=melody,session=hour-~,other=alt-fingering+,musescore=~</text:p>
          </table:table-cell>
          <table:table-cell table:style-name="ce29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m :篠笛,shinobue #*# / session-memo:session-1 / p.1:genre=melody,session=hour-~,other=alt-fingering+,musescore=~">
            <text:p>:m :篠笛,shinobue #*# / session-memo:session-1 / p.1:genre=melody,session=hour-~,other=alt-fingering+,musescore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0]=&quot;&quot;;[.C10];CONCATENATE([.C10];&quot; / &quot;;[.E10]))" office:value-type="float" office:value="0">
            <text:p>0</text:p>
          </table:table-cell>
          <table:table-cell table:style-name="ce10" table:formula="of:=RIGHT([.B10];[.K10])" office:value-type="float" office:value="0">
            <text:p>#VALUE!</text:p>
          </table:table-cell>
          <table:table-cell table:style-name="ce53" table:formula="of:=FIND(&quot;.&quot;;[.B10];1)" office:value-type="float" office:value="0">
            <text:p>#VALUE!</text:p>
          </table:table-cell>
          <table:table-cell table:formula="of:=LEN([.B10])" office:value-type="float" office:value="0">
            <text:p>0</text:p>
          </table:table-cell>
          <table:table-cell table:formula="of:=[.J10]-[.I1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11];[.K11])" office:value-type="float" office:value="0">
            <text:p>#VALUE!</text:p>
          </table:table-cell>
          <table:table-cell table:style-name="ce53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3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46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8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/ 盛り付け方、様子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7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4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8">
            <text:p>8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2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3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3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2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8:Sheet1.C273" table:on-update-keep-styles="true" table:on-update-keep-size="false"/>
        <table:database-range table:name="XXX" table:target-range-address="Sheet1.B268:Sheet1.B268" table:on-update-keep-styles="true" table:on-update-keep-size="false"/>
        <table:database-range table:name="XXX_music" table:target-range-address="Sheet1.B269:Sheet1.B269" table:on-update-keep-styles="true" table:on-update-keep-size="false"/>
        <table:database-range table:target-range-address="Sheet1.A2:Sheet1.AMJ18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11">2022/11/11</text:date>, <text:time>09:51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1-11T09:51:19.24</dc:date>
    <dc:creator>iwabuchi ken</dc:creator>
    <meta:editing-duration>P50DT18H22M11S</meta:editing-duration>
    <meta:editing-cycles>16472</meta:editing-cycles>
    <meta:document-statistic meta:table-count="2" meta:cell-count="910" meta:object-count="0"/>
    <meta:user-defined meta:name="qrichtext">1</meta:user-defined>
  </office:meta>
</office:document-meta>
</file>